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d1dd" officeooo:paragraph-rsid="0006d1dd"/>
    </style:style>
    <style:style style:name="P2" style:family="paragraph" style:parent-style-name="Standard">
      <style:text-properties officeooo:rsid="0007916b" officeooo:paragraph-rsid="0007916b"/>
    </style:style>
    <style:style style:name="P3" style:family="paragraph" style:parent-style-name="Standard">
      <style:text-properties officeooo:rsid="0009872c" officeooo:paragraph-rsid="0009872c"/>
    </style:style>
    <style:style style:name="P4" style:family="paragraph" style:parent-style-name="Standard">
      <style:text-properties officeooo:rsid="000a4f02" officeooo:paragraph-rsid="000a4f02"/>
    </style:style>
    <style:style style:name="P5" style:family="paragraph" style:parent-style-name="Standard">
      <style:text-properties officeooo:rsid="000b67a3" officeooo:paragraph-rsid="000b67a3"/>
    </style:style>
    <style:style style:name="P6" style:family="paragraph" style:parent-style-name="Standard">
      <style:text-properties officeooo:rsid="000bcc44" officeooo:paragraph-rsid="000bcc44"/>
    </style:style>
    <style:style style:name="P7" style:family="paragraph" style:parent-style-name="Standard">
      <style:text-properties officeooo:rsid="000ccf89" officeooo:paragraph-rsid="000ccf89"/>
    </style:style>
    <style:style style:name="P8" style:family="paragraph" style:parent-style-name="Standard">
      <style:text-properties officeooo:rsid="000d43d6" officeooo:paragraph-rsid="000d43d6"/>
    </style:style>
    <style:style style:name="P9" style:family="paragraph" style:parent-style-name="Standard">
      <style:text-properties officeooo:rsid="000d43d6" officeooo:paragraph-rsid="000f5e25"/>
    </style:style>
    <style:style style:name="T1" style:family="text">
      <style:text-properties officeooo:rsid="0009872c"/>
    </style:style>
    <style:style style:name="T2" style:family="text">
      <style:text-properties officeooo:rsid="000a4f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 Buenas tardes, Mr Adrian. Toma asiento</text:p>
      <text:p text:style-name="P1">C: Buenas tardes señor, gracias.</text:p>
      <text:p text:style-name="P1">E: Estoy interesado en ti para el puesto de <text:span text:style-name="T1">desarrollador web</text:span>.</text:p>
      <text:p text:style-name="P1">C: Oh, muchas gracias, estoy muy contento de que me contactarais para este puesto</text:p>
      <text:p text:style-name="P2">E: Primero que todo cuéntame un poco sobre ti</text:p>
      <text:p text:style-name="P2">C: Mi nombre es Adrián, soy de Mislata. He estudiado Desarrollo de Aplicaciones Web en el CIPFP Mislata, <text:s/>además también tengo el titulo Nacional C de entrenador. La temporada pasada estuve trabajando de entrenador en el Mislata CF y con mi padre en su empresa. </text:p>
      <text:p text:style-name="P2">E: Cuéntame mas sobre tu trabajo en el Mislata</text:p>
      <text:p text:style-name="P2">C: Acabe de estudiar el curso de entrenador y como siempre había estado jugando en el Mislata me dieron la posibilidad de tener mi propio equipo como primer entrenador.</text:p>
      <text:p text:style-name="P2">E: Y como te fue? </text:p>
      <text:p text:style-name="P2">C: Me fue bastante bien, al principio me costó hacerme con el grupo porque acababa de empezar a entrenar, pero poco a poco me fui ganando la confianza de los jugadores y acabamos siendo una pequeña familia. Y en la competición conseguimos quedar entre los cinco primeros, aprendieron mucho y crecieron como jugadores y como personas.</text:p>
      <text:p text:style-name="P2">E: Y de que trabajabas con tu padre?</text:p>
      <text:p text:style-name="P2">C: Mi padre tiene una empresa de automatización industrial, y como le hacían falta operarios me contrató a mi porque yo quería aprender. <text:s/>Estuve todo el verano trabajando con el y <text:span text:style-name="T1">cuando acabó el verano lo dejé</text:span> para seguir estudiando <text:span text:style-name="T1">pero le seguía haciendo falta gente y me volvió a contratar.</text:span> </text:p>
      <text:p text:style-name="P3">He aprendido mucho sobre electricidad, ahora se leer esquemas para hacer cuadros eléctricos y todo.</text:p>
      <text:p text:style-name="P3">E: Y por que no sigues trabajando con el?</text:p>
      <text:p text:style-name="P3">C: Porque a pesar de haber aprendido no es de lo que me gustaría trabajar para el resto de mi vida, es por eso que he estudiado para ser programador.</text:p>
      <text:p text:style-name="P3">E: Me parece genial. Y cuales crees que son tus fortalezas?</text:p>
      <text:p text:style-name="P3">C: Bueno , considero que soy una persona que aprende rápido, muy trabajadora e independiente. Siempre estoy buscando como mejorar y superarme. M<text:span text:style-name="T2">e</text:span> encantan los retos.</text:p>
      <text:p text:style-name="P4">E: Y podría preguntarte por tus debilidades?</text:p>
      <text:p text:style-name="P4">C: Claro! Una de mis mayores debilidades es que soy muy perfeccionista y exigente conmigo mismo, lo que hace que a veces me frustre o me agobie. </text:p>
      <text:p text:style-name="P4">E: Y por <text:s/>que quieres trabajar para nosotros?</text:p>
      <text:p text:style-name="P4">C:Porque es un privilegio para cualquiera que le guste la informática trabajar para una empresa como la vuestra. Y creo que podría aportar mis habilidades a la empresa para hacerla crecer.</text:p>
      <text:p text:style-name="P4">E: Cuales son tus requisitos salariales?</text:p>
      <text:p text:style-name="P5">C: El salario es una parte importante para mi. Pero espero tener un salario acorde con mis responsabilidades y tareas. Ademas me gustaría que hubiese la posibilidad de ascender dentro de la empresa a medida que mejore y aprenda.</text:p>
      <text:p text:style-name="P6">E: Y cuales son tus objetivos profesionales?</text:p>
      <text:p text:style-name="P6">C: A corto plazo con poder estar trabajando para esta empresa ya es un logro, pero a largo plazo me gustaría tener a mi cargo a un equipo de desarrolladores y ser director de proyecto.</text:p>
      <text:p text:style-name="P7">E: Tienes alguna pregunta para mi?</text:p>
      <text:p text:style-name="P7">C: Si, me gustaría saber si tendría facilidades para poder compaginar este trabajo con el de entrenador de futbol. </text:p>
      <text:p text:style-name="P8">E: Bueno, en esta empresa el horario es bastante flexible, desde la pandemia hacemos teletrabajo, lo que permite que podáis distribuiros las horas de trabajo como queráis, siempre y cuando cumpláis con las horas establecidas en el contrato.</text:p>
      <text:p text:style-name="P8"/>
      <text:p text:style-name="P8"/>
      <text:p text:style-name="P8"/>
      <text:p text:style-name="P8"/>
      <text:p text:style-name="P8"/>
      <text:p text:style-name="P9"><text:soft-page-break/>E: Good afternoon, Mr Adrian. Have a seat<text:line-break/><text:line-break/>E: I am interested in you for the position of web developer.<text:line-break/><text:line-break/>E: First of all, tell me a little bit about yourself.<text:line-break/><text:line-break/>E: Tell me more about your work at Mislata CF.<text:line-break/><text:line-break/>E: And how did it go? <text:line-break/><text:line-break/>E: And how did you work with your father?<text:line-break/><text:line-break/>E: And why didn't you continue working with him?<text:line-break/><text:line-break/>E: I think it's great. And what do you think are your strengths?<text:line-break/><text:line-break/>E: And could I ask you about your weaknesses?<text:line-break/><text:line-break/>I: And why do you want to work for us?<text:line-break/><text:line-break/>E: What are your salary requirements?<text:line-break/><text:line-break/>E: And what are your professional goals?<text:line-break/><text:line-break/>E: Do you have any questions for me?<text:line-break/><text:line-break/>E: Well, in this company the schedule is quite flexible, since the pandemic we do telecommuting, which allows you to distribute your working hours as you wish, as long as you comply with the hours established in the contract.<text:line-break/><text:lin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C: Good afternoon sir, thank you.</text:p>
      <text:p text:style-name="P9"/>
      <text:p text:style-name="P9">C: Oh, thank you very much, I am very glad you contacted me for this position.</text:p>
      <text:p text:style-name="P9"/>
      <text:p text:style-name="P9">C: My name is Adrian, I'm from Mislata. I have studied Web Application Development at CIPFP Mislata, and I also have the National C coaching qualification. Last season I was working as a coach in Mislata CF and with my father in his company. </text:p>
      <text:p text:style-name="P9"/>
      <text:p text:style-name="P9">C: I finished studying the coaching course and as I had always been playing for Mislata I was given the chance to have my own team as head coach.</text:p>
      <text:p text:style-name="P9"/>
      <text:p text:style-name="P9">C: It went pretty well, at first it was hard to get along with the group because I had just started coaching, but little by little I gained the trust of the players and we ended up being a small family. And in the competition we managed to finish in the top five, they learned a lot and grew as players and as people.</text:p>
      <text:p text:style-name="P9"/>
      <text:p text:style-name="P9">C: My father has an industrial automation company, and as he needed operators he hired me because I wanted to learn. <text:s/>I worked with him all summer and when the summer was over I left to continue studying but he still needed people and hired me again. <text:line-break/>I have learned a lot about electricity, now I can read diagrams to make electrical panels and everything.</text:p>
      <text:p text:style-name="P9"/>
      <text:p text:style-name="P9">C: Because even though I've learned a lot, it's not what I'd like to work with for the rest of my life, that's why I studied to become a programmer.</text:p>
      <text:p text:style-name="P9"/>
      <text:p text:style-name="P9">C: Well, I consider myself a fast learner, a hard worker and independent. I'm always looking to improve and better myself. I love challenges.</text:p>
      <text:p text:style-name="P9"/>
      <text:p text:style-name="P9">C: Sure! One of my biggest weaknesses is that I am very perfectionist and demanding of myself, which sometimes makes me frustrated or overwhelmed. </text:p>
      <text:p text:style-name="P9"/>
      <text:p text:style-name="P9">C: Because it is a privilege for anyone who likes computers to work for a company like yours. And I think I could bring my skills to the company to make it grow.</text:p>
      <text:p text:style-name="P9"/>
      <text:p text:style-name="P9">C: Salary is an important part for me. But I expect to have a salary according to my responsibilities and tasks. I would also like to have the possibility to move up within the company as I improve and learn.</text:p>
      <text:p text:style-name="P9"/>
      <text:p text:style-name="P9">C: In the short term, being able to work for this company is already an achievement, but in the long term I would like to be in charge of a team of developers and be a project manager.</text:p>
      <text:p text:style-name="P9"/>
      <text:p text:style-name="P9">C: Yes, I would like to know if it would be easier for me to combine this job with being a soccer coach.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5T12:22:20.540000000</meta:creation-date>
    <dc:date>2022-02-16T08:54:59.736000000</dc:date>
    <meta:editing-duration>PT1H33M26S</meta:editing-duration>
    <meta:editing-cycles>3</meta:editing-cycles>
    <meta:generator>LibreOffice/7.1.4.2$Windows_X86_64 LibreOffice_project/a529a4fab45b75fefc5b6226684193eb000654f6</meta:generator>
    <meta:document-statistic meta:table-count="0" meta:image-count="0" meta:object-count="0" meta:page-count="3" meta:paragraph-count="42" meta:word-count="1156" meta:character-count="6329" meta:non-whitespace-character-count="5186"/>
  </office:meta>
</office:document-meta>
</file>